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geon Poop</text:p>
      <text:p text:style-name="Standard"/>
      <text:p text:style-name="Standard">2021</text:p>
      <text:p text:style-name="Standard"/>
      <text:p text:style-name="Standard">developed during the 24/X Artist Residency</text:p>
      <text:p text:style-name="Standard"/>
      <text:p text:style-name="Standard">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</text:p>
      <text:p text:style-name="Standard"/>
      <text:p text:style-name="Standard">Media Content:</text:p>
      <text:p text:style-name="Standard">- ??</text:p>
      <text:p text:style-name="Standard"/>
      <text:p text:style-name="Standard">Shown at:</text:p>
      <text:p text:style-name="Standard"/>
      <text:p text:style-name="Standard">Searching for Utopia, Re-Kultura Krakow (2021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7S</meta:editing-duration>
    <meta:editing-cycles>4</meta:editing-cycles>
    <meta:generator>OpenOffice/4.1.14$Win32 OpenOffice.org_project/4114m1$Build-9811</meta:generator>
    <dc:date>2023-08-14T09:16:55.23</dc:date>
    <dc:creator>s f</dc:creator>
    <meta:document-statistic meta:table-count="0" meta:image-count="0" meta:object-count="0" meta:page-count="1" meta:paragraph-count="8" meta:word-count="117" meta:character-count="946"/>
    <meta:user-defined meta:name="Info 1"/>
    <meta:user-defined meta:name="Info 2"/>
    <meta:user-defined meta:name="Info 3"/>
    <meta:user-defined meta:name="Info 4"/>
  </office:meta>
</office:document-meta>
</file>